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3.06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1.9cm"/>
    </style:style>
    <style:style style:name="gr9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8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35cm"/>
    </style:style>
    <style:style style:name="gr14" style:family="graphic" style:parent-style-name="standard">
      <style:graphic-properties svg:stroke-color="#80808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3cm" svg:height="5.4cm" svg:x="8.6cm" svg:y="23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399cm" svg:height="4.043cm" svg:x="8.8cm" svg:y="24.6cm">
            <draw:text-box>
              <text:p><text:span text:style-name="T1">00000000</text:span></text:p>
              <text:p><text:span text:style-name="T1">00000001</text:span></text:p>
              <text:p><text:span text:style-name="T1">00000010</text:span></text:p>
              <text:p><text:span text:style-name="T1">00000011</text:span></text:p>
              <text:p><text:span text:style-name="T1">00000100</text:span></text:p>
              <text:p><text:span text:style-name="T1">00000101</text:span></text:p>
              <text:p><text:span text:style-name="T1">00000110</text:span></text:p>
              <text:p><text:span text:style-name="T1">...</text:span></text:p>
            </draw:text-box>
          </draw:frame>
          <draw:line draw:style-name="gr3" draw:text-style-name="P1" draw:layer="layout" svg:x1="8.6cm" svg:y1="24.2cm" svg:x2="11.9cm" svg:y2="24.2cm">
            <text:p/>
          </draw:line>
        </draw:g>
        <draw:frame draw:style-name="gr4" xml:id="id18" draw:id="id18" draw:layer="layout" svg:width="2.7cm" svg:height="0.963cm" svg:x="9cm" svg:y="23.3cm">
          <draw:text-box>
            <text:p>Label</text:p>
          </draw:text-box>
        </draw:frame>
        <draw:g>
          <draw:custom-shape draw:style-name="gr1" draw:text-style-name="P1" draw:layer="layout" svg:width="3.3cm" svg:height="5.4cm" svg:x="13.9cm" svg:y="23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399cm" svg:height="4.043cm" svg:x="14.1cm" svg:y="24.6cm">
            <draw:text-box>
              <text:p><text:span text:style-name="T1">00000000</text:span></text:p>
              <text:p><text:span text:style-name="T1">00000001</text:span></text:p>
              <text:p><text:span text:style-name="T1">00000010</text:span></text:p>
              <text:p><text:span text:style-name="T1">00000011</text:span></text:p>
              <text:p><text:span text:style-name="T1">00000100</text:span></text:p>
              <text:p><text:span text:style-name="T1">00000101</text:span></text:p>
              <text:p><text:span text:style-name="T1">00000110</text:span></text:p>
              <text:p><text:span text:style-name="T1">...</text:span></text:p>
            </draw:text-box>
          </draw:frame>
          <draw:line draw:style-name="gr3" draw:text-style-name="P1" draw:layer="layout" svg:x1="13.9cm" svg:y1="24.2cm" svg:x2="17.2cm" svg:y2="24.2cm">
            <text:p/>
          </draw:line>
        </draw:g>
        <draw:frame draw:style-name="gr4" xml:id="id2" draw:id="id2" draw:layer="layout" svg:width="2.7cm" svg:height="0.963cm" svg:x="14.3cm" svg:y="23.3cm">
          <draw:text-box>
            <text:p>Label</text:p>
          </draw:text-box>
        </draw:frame>
        <draw:g xml:id="id8" draw:id="id8">
          <draw:custom-shape draw:style-name="gr1" draw:text-style-name="P1" xml:id="id10" draw:id="id10" draw:layer="layout" svg:width="5.1cm" svg:height="2.7cm" svg:x="7.8cm" svg:y="12.5cm">
            <draw:glue-point draw:id="4" svg:x="-3.823cm" svg:y="-5cm"/>
            <draw:glue-point draw:id="5" svg:x="-2.058cm" svg:y="-5cm"/>
            <draw:glue-point draw:id="6" svg:x="1.666cm" svg:y="-5cm"/>
            <draw:glue-point draw:id="7" svg:x="3.431cm" svg:y="-5cm"/>
            <text:p/>
            <draw:enhanced-geometry svg:viewBox="0 0 21600 21600" draw:type="rectangle" draw:enhanced-path="M 0 0 L 21600 0 21600 21600 0 21600 0 0 Z N"/>
          </draw:custom-shape>
          <draw:frame draw:style-name="gr5" draw:text-style-name="P1" draw:layer="layout" svg:width="5cm" svg:height="1.063cm" svg:x="7.8cm" svg:y="13.437cm">
            <draw:text-box>
              <text:p text:style-name="P1"><text:s text:c="5"/>Simulator</text:p>
            </draw:text-box>
          </draw:frame>
        </draw:g>
        <draw:custom-shape draw:style-name="gr1" draw:text-style-name="P1" xml:id="id17" draw:id="id17" draw:layer="layout" svg:width="4.6cm" svg:height="6cm" svg:x="8cm" svg:y="16.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121cm" svg:height="4.991cm" svg:x="8.279cm" svg:y="18.2cm">
          <draw:text-box>
            <text:p><text:span text:style-name="T1">- Programm</text:span></text:p>
            <text:p><text:span text:style-name="T1">- Befehlszähler</text:span></text:p>
            <text:p><text:span text:style-name="T1"/></text:p>
            <text:p><text:span text:style-name="T1">Messungen:</text:span></text:p>
            <text:p><text:span text:style-name="T1">- zählt Befehle</text:span></text:p>
            <text:p><text:span text:style-name="T1">- Zeit pro Befehl</text:span></text:p>
            <text:p><text:span text:style-name="T1">- Zeit pro Takt</text:span></text:p>
            <text:p><text:span text:style-name="T1">- Stoppuhren</text:span></text:p>
            <text:p><text:span text:style-name="T1">- EEPROM zugriff</text:span></text:p>
            <text:p><text:span text:style-name="T1"/></text:p>
          </draw:text-box>
        </draw:frame>
        <draw:line draw:style-name="gr3" draw:text-style-name="P1" draw:layer="layout" svg:x1="8cm" svg:y1="17.8cm" svg:x2="12.6cm" svg:y2="17.8cm">
          <text:p/>
        </draw:line>
        <draw:frame draw:style-name="gr4" xml:id="id7" draw:id="id7" draw:layer="layout" svg:width="4.9cm" svg:height="0.963cm" svg:x="8.1cm" svg:y="16.9cm">
          <draw:text-box>
            <text:p>Hauptquelltext</text:p>
          </draw:text-box>
        </draw:frame>
        <draw:custom-shape draw:style-name="gr1" draw:text-style-name="P1" xml:id="id1" draw:id="id1" draw:layer="layout" svg:width="4.6cm" svg:height="5.4cm" svg:x="13.1cm" svg:y="16.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121cm" svg:height="4.517cm" svg:x="13.379cm" svg:y="18.2cm">
          <draw:text-box>
            <text:p><text:span text:style-name="T1">- Programm</text:span></text:p>
            <text:p><text:span text:style-name="T1">- Befehlszähler</text:span></text:p>
            <text:p><text:span text:style-name="T1"/></text:p>
            <text:p><text:span text:style-name="T1">Messungen:</text:span></text:p>
            <text:p><text:span text:style-name="T1">- Zeit pro Takt</text:span></text:p>
            <text:p><text:span text:style-name="T1"/></text:p>
            <text:p><text:span text:style-name="T1"/></text:p>
            <text:p><text:span text:style-name="T1">3x schneller</text:span></text:p>
            <text:p><text:span text:style-name="T1"/></text:p>
          </draw:text-box>
        </draw:frame>
        <draw:line draw:style-name="gr3" draw:text-style-name="P1" draw:layer="layout" svg:x1="13.1cm" svg:y1="17.8cm" svg:x2="17.7cm" svg:y2="17.8cm">
          <text:p/>
        </draw:line>
        <draw:frame draw:style-name="gr4" xml:id="id5" draw:id="id5" draw:layer="layout" svg:width="4.9cm" svg:height="0.963cm" svg:x="13.2cm" svg:y="16.9cm">
          <draw:text-box>
            <text:p><text:s text:c="5"/>Skript I</text:p>
          </draw:text-box>
        </draw:frame>
        <draw:custom-shape draw:style-name="gr1" draw:text-style-name="P1" xml:id="id3" draw:id="id3" draw:layer="layout" svg:width="4.6cm" svg:height="5.4cm" svg:x="18.3cm" svg:y="16.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121cm" svg:height="4.517cm" svg:x="18.579cm" svg:y="18.2cm">
          <draw:text-box>
            <text:p><text:span text:style-name="T1">- Programm</text:span></text:p>
            <text:p><text:span text:style-name="T1">- Befehlszähler</text:span></text:p>
            <text:p><text:span text:style-name="T1"/></text:p>
            <text:p><text:span text:style-name="T1">Messungen:</text:span></text:p>
            <text:p><text:span text:style-name="T1">- Zeit pro Takt</text:span></text:p>
            <text:p><text:span text:style-name="T1"/></text:p>
            <text:p><text:span text:style-name="T1"/></text:p>
            <text:p><text:span text:style-name="T1">3x schneller</text:span></text:p>
            <text:p><text:span text:style-name="T1"/></text:p>
          </draw:text-box>
        </draw:frame>
        <draw:line draw:style-name="gr3" draw:text-style-name="P1" draw:layer="layout" svg:x1="18.3cm" svg:y1="17.8cm" svg:x2="22.9cm" svg:y2="17.8cm">
          <text:p/>
        </draw:line>
        <draw:frame draw:style-name="gr4" xml:id="id9" draw:id="id9" draw:layer="layout" svg:width="4.9cm" svg:height="0.963cm" svg:x="18.4cm" svg:y="16.9cm">
          <draw:text-box>
            <text:p><text:s text:c="5"/>Skript II</text:p>
          </draw:text-box>
        </draw:frame>
        <draw:g>
          <draw:custom-shape draw:style-name="gr1" draw:text-style-name="P1" draw:layer="layout" svg:width="3.3cm" svg:height="5.4cm" svg:x="19cm" svg:y="23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399cm" svg:height="4.043cm" svg:x="19.2cm" svg:y="24.6cm">
            <draw:text-box>
              <text:p><text:span text:style-name="T1">00000000</text:span></text:p>
              <text:p><text:span text:style-name="T1">00000001</text:span></text:p>
              <text:p><text:span text:style-name="T1">00000010</text:span></text:p>
              <text:p><text:span text:style-name="T1">00000011</text:span></text:p>
              <text:p><text:span text:style-name="T1">00000100</text:span></text:p>
              <text:p><text:span text:style-name="T1">00000101</text:span></text:p>
              <text:p><text:span text:style-name="T1">00000110</text:span></text:p>
              <text:p><text:span text:style-name="T1">...</text:span></text:p>
            </draw:text-box>
          </draw:frame>
          <draw:line draw:style-name="gr3" draw:text-style-name="P1" draw:layer="layout" svg:x1="19cm" svg:y1="24.2cm" svg:x2="22.3cm" svg:y2="24.2cm">
            <text:p/>
          </draw:line>
        </draw:g>
        <draw:frame draw:style-name="gr4" xml:id="id4" draw:id="id4" draw:layer="layout" svg:width="2.7cm" svg:height="0.963cm" svg:x="19.4cm" svg:y="23.3cm">
          <draw:text-box>
            <text:p>Label</text:p>
          </draw:text-box>
        </draw:frame>
        <draw:connector draw:style-name="gr3" draw:text-style-name="P1" draw:layer="layout" draw:type="lines" svg:x1="15.4cm" svg:y1="22.3cm" svg:x2="15.65cm" svg:y2="23.3cm" draw:start-shape="id1" draw:start-glue-point="2" draw:end-shape="id2" draw:end-glue-point="0" svg:d="m15400 22300v501l250-1v500">
          <text:p/>
        </draw:connector>
        <draw:connector draw:style-name="gr3" draw:text-style-name="P1" draw:layer="layout" draw:type="lines" svg:x1="20.6cm" svg:y1="22.3cm" svg:x2="20.75cm" svg:y2="23.3cm" draw:start-shape="id3" draw:start-glue-point="2" draw:end-shape="id4" draw:end-glue-point="0" svg:d="m20600 22300v501l150-1v500">
          <text:p/>
        </draw:connector>
        <draw:custom-shape draw:style-name="gr1" draw:text-style-name="P1" xml:id="id6" draw:id="id6" draw:layer="layout" svg:width="5.1cm" svg:height="2.7cm" svg:x="16.4cm" svg:y="12.5cm">
          <draw:glue-point draw:id="4" svg:x="-3.823cm" svg:y="-5cm"/>
          <draw:glue-point draw:id="5" svg:x="-2.058cm" svg:y="-5cm"/>
          <draw:glue-point draw:id="6" svg:x="1.666cm" svg:y="-5cm"/>
          <draw:glue-point draw:id="7" svg:x="3.431cm" svg:y="-5cm"/>
          <draw:glue-point draw:id="8" svg:x="-2.254cm" svg:y="5cm"/>
          <draw:glue-point draw:id="9" svg:x="2.647cm" svg:y="5cm"/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cm" svg:height="1.063cm" svg:x="16.4cm" svg:y="13.437cm">
          <draw:text-box>
            <text:p text:style-name="P1"><text:s text:c="6"/>Simulator</text:p>
          </draw:text-box>
        </draw:frame>
        <draw:connector draw:style-name="gr7" draw:text-style-name="P1" draw:layer="layout" svg:x1="15.65cm" svg:y1="16.9cm" svg:x2="17.801cm" svg:y2="15.2cm" draw:start-shape="id5" draw:start-glue-point="0" draw:end-shape="id6" draw:end-glue-point="8" svg:d="m15650 16900v-849h2151v-851">
          <text:p/>
        </draw:connector>
        <draw:connector draw:style-name="gr7" draw:text-style-name="P1" draw:layer="layout" svg:x1="10.55cm" svg:y1="16.9cm" svg:x2="10.35cm" svg:y2="15.2cm" draw:start-shape="id7" draw:start-glue-point="0" draw:end-shape="id8" draw:end-glue-point="2" svg:d="m10550 16900v-849h-200v-851">
          <text:p/>
        </draw:connector>
        <draw:connector draw:style-name="gr7" draw:text-style-name="P1" draw:layer="layout" svg:x1="20.299cm" svg:y1="15.2cm" svg:x2="20.85cm" svg:y2="16.9cm" draw:start-shape="id6" draw:start-glue-point="9" draw:end-shape="id9" draw:end-glue-point="0" svg:d="m20299 15200v851h551v849">
          <text:p/>
        </draw:connector>
        <draw:frame draw:style-name="gr8" draw:text-style-name="P3" draw:layer="layout" svg:width="3.3cm" svg:height="1.163cm" svg:x="13cm" svg:y="13.3cm">
          <draw:text-box>
            <text:p text:style-name="P3"><text:span text:style-name="T2"><text:s text:c="5"/></text:span><text:span text:style-name="T2">&lt;=&gt;</text:span></text:p>
          </draw:text-box>
        </draw:frame>
        <draw:custom-shape draw:style-name="gr9" draw:text-style-name="P1" draw:layer="layout" svg:width="18.5cm" svg:height="7cm" svg:x="7.6cm" svg:y="1cm">
          <text:p/>
          <draw:enhanced-geometry svg:viewBox="0 0 21600 21600" draw:type="rectangle" draw:enhanced-path="M 0 0 L 21600 0 21600 21600 0 21600 0 0 Z N"/>
        </draw:custom-shape>
        <draw:g xml:id="id11" draw:id="id11">
          <draw:glue-point draw:id="4" svg:x="2.575cm" svg:y="5.001cm"/>
          <draw:glue-point draw:id="5" svg:x="-2.575cm" svg:y="5cm"/>
          <draw:g>
            <draw:custom-shape draw:style-name="gr1" draw:text-style-name="P1" draw:layer="layout" svg:width="3.3cm" svg:height="5.4cm" svg:x="11.599cm" svg:y="2.29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399cm" svg:height="4.043cm" svg:x="11.799cm" svg:y="3.599cm">
              <draw:text-box>
                <text:p><text:span text:style-name="T1">00000000</text:span></text:p>
                <text:p><text:span text:style-name="T1">00000001</text:span></text:p>
                <text:p><text:span text:style-name="T1">00000010</text:span></text:p>
                <text:p><text:span text:style-name="T1">00000011</text:span></text:p>
                <text:p><text:span text:style-name="T1">00000100</text:span></text:p>
                <text:p><text:span text:style-name="T1">00000101</text:span></text:p>
                <text:p><text:span text:style-name="T1">00000110</text:span></text:p>
                <text:p><text:span text:style-name="T1">...</text:span></text:p>
              </draw:text-box>
            </draw:frame>
            <draw:line draw:style-name="gr3" draw:text-style-name="P1" draw:layer="layout" svg:x1="11.599cm" svg:y1="3.199cm" svg:x2="14.899cm" svg:y2="3.199cm">
              <text:p/>
            </draw:line>
          </draw:g>
          <draw:frame draw:style-name="gr4" draw:layer="layout" svg:width="2.7cm" svg:height="0.963cm" svg:x="11.999cm" svg:y="2.299cm">
            <draw:text-box>
              <text:p>SRAM</text:p>
            </draw:text-box>
          </draw:frame>
        </draw:g>
        <draw:g xml:id="id15" draw:id="id15">
          <draw:glue-point draw:id="4" svg:x="2.272cm" svg:y="5cm"/>
          <draw:glue-point draw:id="5" svg:x="-2.575cm" svg:y="5cm"/>
          <draw:g>
            <draw:custom-shape draw:style-name="gr1" draw:text-style-name="P1" draw:layer="layout" svg:width="3.3cm" svg:height="5.4cm" svg:x="15.199cm" svg:y="2.29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958cm" svg:height="4.043cm" svg:x="15.399cm" svg:y="3.599cm">
              <draw:text-box>
                <text:p><text:span text:style-name="T1">PORTA</text:span></text:p>
                <text:p><text:span text:style-name="T1">PINA</text:span></text:p>
                <text:p><text:span text:style-name="T1">PORTB</text:span></text:p>
                <text:p><text:span text:style-name="T1">PINB</text:span></text:p>
                <text:p><text:span text:style-name="T1">TCTNL</text:span></text:p>
                <text:p><text:span text:style-name="T1">TCNTH</text:span></text:p>
                <text:p><text:span text:style-name="T1">SREG</text:span></text:p>
                <text:p><text:span text:style-name="T1">...</text:span></text:p>
              </draw:text-box>
            </draw:frame>
            <draw:line draw:style-name="gr3" draw:text-style-name="P1" draw:layer="layout" svg:x1="15.199cm" svg:y1="3.199cm" svg:x2="18.499cm" svg:y2="3.199cm">
              <text:p/>
            </draw:line>
          </draw:g>
          <draw:frame draw:style-name="gr4" draw:layer="layout" svg:width="3cm" svg:height="0.963cm" svg:x="15.399cm" svg:y="2.299cm">
            <draw:text-box>
              <text:p>Register</text:p>
            </draw:text-box>
          </draw:frame>
        </draw:g>
        <draw:g xml:id="id12" draw:id="id12">
          <draw:g>
            <draw:custom-shape draw:style-name="gr1" draw:text-style-name="P1" draw:layer="layout" svg:width="3.3cm" svg:height="5.4cm" svg:x="7.999cm" svg:y="2.29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399cm" svg:height="4.043cm" svg:x="8.199cm" svg:y="3.599cm">
              <draw:text-box>
                <text:p><text:span text:style-name="T1">00000000</text:span></text:p>
                <text:p><text:span text:style-name="T1">00000001</text:span></text:p>
                <text:p><text:span text:style-name="T1">00000010</text:span></text:p>
                <text:p><text:span text:style-name="T1">00000011</text:span></text:p>
                <text:p><text:span text:style-name="T1">00000100</text:span></text:p>
                <text:p><text:span text:style-name="T1">00000101</text:span></text:p>
                <text:p><text:span text:style-name="T1">00000110</text:span></text:p>
                <text:p><text:span text:style-name="T1">...</text:span></text:p>
              </draw:text-box>
            </draw:frame>
            <draw:line draw:style-name="gr3" draw:text-style-name="P1" draw:layer="layout" svg:x1="7.999cm" svg:y1="3.199cm" svg:x2="11.299cm" svg:y2="3.199cm">
              <text:p/>
            </draw:line>
          </draw:g>
          <draw:frame draw:style-name="gr4" draw:layer="layout" svg:width="3.4cm" svg:height="0.963cm" svg:x="8.099cm" svg:y="2.299cm">
            <draw:text-box>
              <text:p>EEPROM</text:p>
            </draw:text-box>
          </draw:frame>
        </draw:g>
        <draw:g xml:id="id14" draw:id="id14">
          <draw:glue-point draw:id="4" svg:x="-2.428cm" svg:y="5cm"/>
          <draw:glue-point draw:id="5" svg:x="2.428cm" svg:y="5cm"/>
          <draw:g>
            <draw:custom-shape draw:style-name="gr1" draw:text-style-name="P1" draw:layer="layout" svg:width="3.3cm" svg:height="5.4cm" svg:x="18.799cm" svg:y="2.29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044cm" svg:height="4.043cm" svg:x="18.999cm" svg:y="3.599cm">
              <draw:text-box>
                <text:p><text:span text:style-name="T1">R0</text:span></text:p>
                <text:p><text:span text:style-name="T1">R1</text:span></text:p>
                <text:p><text:span text:style-name="T1">R2</text:span></text:p>
                <text:p><text:span text:style-name="T1">R3</text:span></text:p>
                <text:p><text:span text:style-name="T1">R4</text:span></text:p>
                <text:p><text:span text:style-name="T1">R5</text:span></text:p>
                <text:p><text:span text:style-name="T1">R6</text:span></text:p>
                <text:p><text:span text:style-name="T1">...</text:span></text:p>
              </draw:text-box>
            </draw:frame>
            <draw:line draw:style-name="gr3" draw:text-style-name="P1" draw:layer="layout" svg:x1="18.799cm" svg:y1="3.199cm" svg:x2="22.099cm" svg:y2="3.199cm">
              <text:p/>
            </draw:line>
          </draw:g>
          <draw:frame draw:style-name="gr4" draw:layer="layout" svg:width="3.4cm" svg:height="0.963cm" svg:x="18.899cm" svg:y="2.299cm">
            <draw:text-box>
              <text:p><text:s/>Arbeitsr.</text:p>
            </draw:text-box>
          </draw:frame>
        </draw:g>
        <draw:g xml:id="id13" draw:id="id13">
          <draw:glue-point draw:id="4" svg:x="-2.428cm" svg:y="5.001cm"/>
          <draw:glue-point draw:id="5" svg:x="2.428cm" svg:y="5.001cm"/>
          <draw:g>
            <draw:custom-shape draw:style-name="gr1" draw:text-style-name="P1" draw:layer="layout" svg:width="3.3cm" svg:height="5.4cm" svg:x="22.399cm" svg:y="2.29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2.399cm" svg:height="4.043cm" svg:x="22.599cm" svg:y="3.599cm">
              <draw:text-box>
                <text:p><text:span text:style-name="T1">00000000</text:span></text:p>
                <text:p><text:span text:style-name="T1">00000001</text:span></text:p>
                <text:p><text:span text:style-name="T1">00000010</text:span></text:p>
                <text:p><text:span text:style-name="T1">00000011</text:span></text:p>
                <text:p><text:span text:style-name="T1">00000100</text:span></text:p>
                <text:p><text:span text:style-name="T1">00000101</text:span></text:p>
                <text:p><text:span text:style-name="T1">00000110</text:span></text:p>
                <text:p><text:span text:style-name="T1">...</text:span></text:p>
              </draw:text-box>
            </draw:frame>
            <draw:line draw:style-name="gr3" draw:text-style-name="P1" draw:layer="layout" svg:x1="22.399cm" svg:y1="3.199cm" svg:x2="25.699cm" svg:y2="3.199cm">
              <text:p/>
            </draw:line>
          </draw:g>
          <draw:frame draw:style-name="gr4" draw:layer="layout" svg:width="3.4cm" svg:height="0.963cm" svg:x="22.499cm" svg:y="2.299cm">
            <draw:text-box>
              <text:p><text:s text:c="4"/>PM</text:p>
            </draw:text-box>
          </draw:frame>
        </draw:g>
        <draw:frame draw:style-name="gr10" draw:layer="layout" svg:width="17.7cm" svg:height="0.963cm" svg:x="8cm" svg:y="1.2cm">
          <draw:text-box>
            <text:p><text:s text:c="41"/><text:span text:style-name="T3">Speicher</text:span></text:p>
          </draw:text-box>
        </draw:frame>
        <draw:frame draw:style-name="gr11" draw:text-style-name="P3" draw:layer="layout" svg:width="1.391cm" svg:height="0.983cm" svg:x="23.7cm" svg:y="19.1cm">
          <draw:text-box>
            <text:p><text:span text:style-name="T2">. . .</text:span></text:p>
          </draw:text-box>
        </draw:frame>
        <draw:connector draw:style-name="gr7" draw:text-style-name="P1" draw:layer="layout" draw:line-skew="-1.1cm" svg:x1="9.301cm" svg:y1="12.5cm" svg:x2="13.249cm" svg:y2="7.699cm" draw:start-shape="id10" draw:start-glue-point="5" draw:end-shape="id11" draw:end-glue-point="2" svg:d="m9301 12500v-3500h3948v-1301">
          <text:p/>
        </draw:connector>
        <draw:connector draw:style-name="gr7" draw:text-style-name="P1" draw:layer="layout" draw:line-skew="-1.8cm" svg:x1="8.401cm" svg:y1="12.5cm" svg:x2="9.749cm" svg:y2="7.699cm" draw:start-shape="id10" draw:start-glue-point="4" draw:end-shape="id12" draw:end-glue-point="2" svg:d="m8401 12500v-4200h1348v-601">
          <text:p/>
        </draw:connector>
        <draw:connector draw:style-name="gr7" draw:text-style-name="P1" draw:layer="layout" svg:x1="24.149cm" svg:y1="7.699cm" svg:x2="12.099cm" svg:y2="12.5cm" draw:start-shape="id13" draw:start-glue-point="2" draw:end-shape="id10" draw:end-glue-point="7" svg:d="m24149 7699v2401h-12050v2400">
          <text:p/>
        </draw:connector>
        <draw:connector draw:style-name="gr7" draw:text-style-name="P1" draw:layer="layout" draw:line-skew="-0.2cm" svg:x1="11.199cm" svg:y1="12.5cm" svg:x2="20.549cm" svg:y2="7.699cm" draw:start-shape="id10" draw:start-glue-point="6" draw:end-shape="id14" draw:end-glue-point="2" svg:d="m11199 12500v-2600h9350v-2201">
          <text:p/>
        </draw:connector>
        <draw:connector draw:style-name="gr7" draw:text-style-name="P1" draw:layer="layout" draw:line-skew="-0.5cm" svg:x1="10.35cm" svg:y1="12.5cm" svg:x2="16.849cm" svg:y2="7.699cm" draw:start-shape="id10" draw:start-glue-point="0" draw:end-shape="id15" draw:end-glue-point="2" svg:d="m10350 12500v-2900h6499v-1901">
          <text:p/>
        </draw:connector>
        <draw:connector draw:style-name="gr12" draw:text-style-name="P1" draw:layer="layout" draw:line-skew="-1cm" svg:x1="14.098cm" svg:y1="7.699cm" svg:x2="17.001cm" svg:y2="12.5cm" draw:start-shape="id11" draw:start-glue-point="4" draw:end-shape="id6" draw:end-glue-point="4" svg:d="m14098 7699v1401h2903v3400">
          <text:p/>
        </draw:connector>
        <draw:connector draw:style-name="gr12" draw:text-style-name="P1" draw:layer="layout" draw:line-skew="-1.7cm" svg:x1="17.598cm" svg:y1="7.699cm" svg:x2="17.901cm" svg:y2="12.5cm" draw:start-shape="id15" draw:start-glue-point="4" draw:end-shape="id6" draw:end-glue-point="5" svg:d="m17598 7699v701h303v4100">
          <text:p/>
        </draw:connector>
        <draw:connector draw:style-name="gr12" draw:text-style-name="P1" draw:layer="layout" draw:line-skew="-1cm" svg:x1="19.7cm" svg:y1="7.699cm" svg:x2="19.799cm" svg:y2="12.5cm" draw:start-shape="id14" draw:start-glue-point="4" draw:end-shape="id6" draw:end-glue-point="6" svg:d="m19700 7699v1401h99v3400">
          <text:p/>
        </draw:connector>
        <draw:connector draw:style-name="gr12" draw:text-style-name="P1" draw:layer="layout" draw:line-skew="-0.3cm" svg:x1="23.3cm" svg:y1="7.699cm" svg:x2="20.699cm" svg:y2="12.5cm" draw:start-shape="id13" draw:start-glue-point="4" draw:end-shape="id6" draw:end-glue-point="7" svg:d="m23300 7699v2101h-2601v2700">
          <text:p/>
        </draw:connector>
        <draw:custom-shape draw:style-name="gr9" draw:text-style-name="P1" xml:id="id16" draw:id="id16" draw:layer="layout" svg:width="6.1cm" svg:height="15.6cm" svg:x="0cm" svg:y="8.3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2cm" svg:height="0.963cm" svg:x="0.1cm" svg:y="9.037cm">
          <draw:text-box>
            <text:p text:style-name="P4"><text:span text:style-name="T3">interne Simulatoren</text:span></text:p>
          </draw:text-box>
        </draw:frame>
        <draw:g>
          <draw:custom-shape draw:style-name="gr1" draw:text-style-name="P1" draw:layer="layout" svg:width="3.3cm" svg:height="1.5cm" svg:x="1.3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3.4cm" svg:height="0.963cm" svg:x="1.4cm" svg:y="10.7cm">
            <draw:text-box>
              <text:p>EEPROM</text:p>
            </draw:text-box>
          </draw:frame>
        </draw:g>
        <draw:g>
          <draw:custom-shape draw:style-name="gr1" draw:text-style-name="P1" draw:layer="layout" svg:width="3.3cm" svg:height="1.5cm" svg:x="1.3cm" svg:y="1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3.4cm" svg:height="0.963cm" svg:x="1.4cm" svg:y="12.6cm">
            <draw:text-box>
              <text:p><text:s text:c="3"/>Timer</text:p>
            </draw:text-box>
          </draw:frame>
        </draw:g>
        <draw:g>
          <draw:custom-shape draw:style-name="gr1" draw:text-style-name="P1" draw:layer="layout" svg:width="3.3cm" svg:height="1.5cm" svg:x="1.3cm" svg:y="14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3.4cm" svg:height="0.963cm" svg:x="1.4cm" svg:y="14.5cm">
            <draw:text-box>
              <text:p><text:s text:c="3"/>Sleep</text:p>
            </draw:text-box>
          </draw:frame>
        </draw:g>
        <draw:g>
          <draw:custom-shape draw:style-name="gr1" draw:text-style-name="P1" draw:layer="layout" svg:width="3.3cm" svg:height="1.5cm" svg:x="1.3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3.4cm" svg:height="0.963cm" svg:x="1.4cm" svg:y="16.4cm">
            <draw:text-box>
              <text:p>Watchdog</text:p>
            </draw:text-box>
          </draw:frame>
        </draw:g>
        <draw:g>
          <draw:custom-shape draw:style-name="gr1" draw:text-style-name="P1" draw:layer="layout" svg:width="3.3cm" svg:height="1.5cm" svg:x="1.3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3.4cm" svg:height="0.963cm" svg:x="1.4cm" svg:y="18.3cm">
            <draw:text-box>
              <text:p><text:s text:c="2"/>USART</text:p>
            </draw:text-box>
          </draw:frame>
        </draw:g>
        <draw:g>
          <draw:custom-shape draw:style-name="gr1" draw:text-style-name="P1" draw:layer="layout" svg:width="3.3cm" svg:height="1.5cm" svg:x="1.3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3.4cm" svg:height="0.963cm" svg:x="1.4cm" svg:y="20.2cm">
            <draw:text-box>
              <text:p>Szenarien</text:p>
            </draw:text-box>
          </draw:frame>
        </draw:g>
        <draw:g>
          <draw:custom-shape draw:style-name="gr1" draw:text-style-name="P1" draw:layer="layout" svg:width="3.3cm" svg:height="1.5cm" svg:x="1.4cm" svg:y="2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3.4cm" svg:height="0.963cm" svg:x="1.5cm" svg:y="22.1cm">
            <draw:text-box>
              <text:p>Interrupts</text:p>
            </draw:text-box>
          </draw:frame>
        </draw:g>
        <draw:connector draw:style-name="gr14" draw:text-style-name="P1" draw:layer="layout" svg:x1="6.1cm" svg:y1="16.1cm" svg:x2="7.8cm" svg:y2="13.85cm" draw:start-shape="id16" draw:start-glue-point="1" draw:end-shape="id8" draw:end-glue-point="3" svg:d="m6100 16100h850v-2250h850">
          <text:p/>
        </draw:connector>
        <draw:connector draw:style-name="gr14" draw:text-style-name="P1" draw:layer="layout" svg:x1="10.3cm" svg:y1="22.9cm" svg:x2="10.35cm" svg:y2="23.3cm" draw:start-shape="id17" draw:start-glue-point="2" draw:end-shape="id18" draw:end-glue-point="0" svg:d="m10300 22900v201h50v1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273cm" fo:margin-left="0cm" fo:margin-right="0cm" fo:page-width="26.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6T20:33:27.70</meta:creation-date>
    <dc:date>2012-08-26T21:48:17.82</dc:date>
    <meta:editing-duration>PT1H2M58S</meta:editing-duration>
    <meta:editing-cycles>57</meta:editing-cycles>
    <meta:generator>LibreOffice/3.5$Windows_x86 LibreOffice_project/165a79a-7059095-e13bb37-fef39a4-9503d18</meta:generator>
    <meta:document-statistic meta:object-count="105"/>
  </office:meta>
</office:document-meta>
</file>